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7" style:family="paragraph" style:parent-style-name="Text_20_body">
      <style:text-properties style:font-name="Times New Roman" fo:language="ru" fo:country="RU" style:font-name-asian="Times New Roman3" style:font-name-complex="Times New Roman3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language="ru" fo:country="RU" fo:font-style="normal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P11" style:family="paragraph" style:parent-style-name="Text_20_body" style:list-style-name="L1">
      <style:text-properties style:font-name="Times New Roman" fo:language="ru" fo:country="RU"/>
    </style:style>
    <style:style style:name="P12" style:family="paragraph" style:parent-style-name="Text_20_body" style:list-style-name="L2">
      <style:text-properties style:font-name="Times New Roman" fo:language="ru" fo:country="RU"/>
    </style:style>
    <style:style style:name="P13" style:family="paragraph" style:parent-style-name="Text_20_body" style:list-style-name="L2"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87cm" draw:z-index="3"><draw:image xlink:href="../../odt/images/001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ил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<text:span text:style-name="T8">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461cm" svg:height="1.221cm" draw:z-index="0"><draw:image xlink:href="../../odt/images/001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на выходе периодический линейно <text:span text:style-name="T2">нарастающий</text:span> пилообразный сигнал<text:span text:style-name="T5">:</text:span></text:p>
            <text:p text:style-name="P8"><text:span text:style-name="T5"><draw:frame draw:style-name="fr3" draw:name="Object1" text:anchor-type="as-char" svg:width="4.86cm" svg:height="1.28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,</text:span></text:p>
            <text:p text:style-name="P6"><text:span text:style-name="T5">где</text:span><text:span text:style-name="T5"><draw:frame draw:style-name="fr3" draw:name="Object2" text:anchor-type="as-char" svg:width="2.508cm" svg:height="0.62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– дробная часть.</text:span></text:p>
            <text:p text:style-name="P5"><text:span text:style-name="T1">Свойства</text:span>:</text:p>
            <text:list xml:id="list574220878510478341" text:style-name="L1">
              <text:list-item>
                <text:p text:style-name="P11">Размах –<draw:frame draw:style-name="fr3" draw:name="Object4" text:anchor-type="as-char" svg:width="0.714cm" svg:height="0.62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1">Период – период следования треугольных импульсов<draw:frame draw:style-name="fr3" draw:name="Object5" text:anchor-type="as-char" svg:width="0.545cm" svg:height="0.54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11">Смещение –<draw:frame draw:style-name="fr3" draw:name="Object6" text:anchor-type="as-char" svg:width="0.66cm" svg:height="0.621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5">Свойства могут быть <text:span text:style-name="T2">векторами</text:span><text:span text:style-name="T2">:</text:span><draw:frame draw:style-name="fr3" draw:name="Object7" text:anchor-type="as-char" svg:width="4.685cm" svg:height="0.68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9"><draw:frame draw:style-name="fr3" draw:name="Object9" text:anchor-type="as-char" svg:width="7.544cm" svg:height="1.363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text:p text:style-name="P5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Размах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5">[3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5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Именов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<text:soft-page-break/>Размах</text:p>
                </table:table-cell>
                <table:table-cell table:style-name="Таблица1.B3" office:value-type="string">
                  <text:p text:style-name="P5">[amp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5">[T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5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Смеш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Размах</text:p>
                </table:table-cell>
                <table:table-cell table:style-name="Таблица1.B3" office:value-type="string">
                  <text:p text:style-name="P5">[amp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5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Вектор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Размах</text:p>
                </table:table-cell>
                <table:table-cell table:style-name="Таблица1.B3" office:value-type="string">
                  <text:p text:style-name="P5">[amp1,amp2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5">[1,2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5">[0,1]</text:p>
                </table:table-cell>
              </table:table-row>
            </table:table>
            <text:p text:style-name="Text_20_body"><text:span text:style-name="T1">Примечания</text:span>:</text:p>
            <text:list xml:id="list3900973900560506132" text:style-name="L2">
              <text:list-item>
                <text:p text:style-name="P12">По умолчанию блок формирует <text:span text:style-name="T3">скалярный</text:span> выходной сигнал.</text:p>
              </text:list-item>
              <text:list-item>
                <text:p text:style-name="P12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13">Блок идентичен следующей расчетной схеме (свойства Пилы заданы равными 2, 3 и 5):</text:p>
              </text:list-item>
            </text:list>
            <text:p text:style-name="P9"><draw:frame draw:style-name="fr2" draw:name="graphics1" text:anchor-type="as-char" svg:width="15.427cm" svg:height="6.456cm" draw:z-index="14"><draw:image xlink:href="../../odt/images/0011_sample_prt.png" xlink:type="simple" xlink:show="embed" xlink:actuate="onLoad"/></draw:frame></text:p>
            <text:p text:style-name="P10">При этом (в первые 15 секунд) график сигнала на выходе выглядит следующим образом:</text:p>
            <text:p text:style-name="P9"><draw:frame draw:style-name="fr2" draw:name="graphics2" text:anchor-type="as-char" svg:width="10.583cm" svg:height="7.938cm" draw:z-index="15"><draw:image xlink:href="../../odt/images/0011_a.png" xlink:type="simple" xlink:show="embed" xlink:actuate="onLoad"/></draw:frame></text:p>
            <text:p text:style-name="P10"/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ила</dc:title>
    <dc:date>2012-01-30T07:45:53.43</dc:date>
    <meta:generator>OpenOffice_Beta/4.1.0$Win32 OpenOffice.org_project/410m14$Build-9760</meta:generator>
    <meta:editing-duration>PT3H35M16S</meta:editing-duration>
    <meta:editing-cycles>64</meta:editing-cycles>
    <meta:document-statistic meta:table-count="2" meta:image-count="4" meta:object-count="12" meta:page-count="3" meta:paragraph-count="59" meta:word-count="195" meta:character-count="131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row>
                <mfrac>
                  <mi>t</mi>
                  <mi>T</mi>
                </mfrac>
              </mrow>
            </mrow>
          </mfenced>
          <mo stretchy="false">⋅</mo>
          <msub>
            <mi>y</mi>
            <mi>A</mi>
          </msub>
        </mrow>
        <mo stretchy="false">+</mo>
        <msub>
          <mi>y</mi>
          <mn>0</mn>
        </msub>
      </mrow>
    </mrow>
    <annotation encoding="StarMath 5.0">y(t) = frac left ( {t over T} right ) cdot y_A + y_0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frac>
                <mi>t</mi>
                <msub>
                  <mi>T</mi>
                  <mi>i</mi>
                </msub>
              </mfrac>
            </mrow>
          </mfenced>
          <mo stretchy="false">⋅</mo>
          <msub>
            <mi>y</mi>
            <mrow>
              <mi>A</mi>
              <mi>,</mi>
              <mi>i</mi>
            </mrow>
          </msub>
        </mrow>
        <mo stretchy="false">+</mo>
        <msub>
          <mi>y</mi>
          <mrow>
            <mn>0,</mn>
            <mi>i</mi>
          </mrow>
        </msub>
      </mrow>
      <mi>,</mi>
      <mi/>
      <mrow>
        <mi>i</mi>
        <mo stretchy="false">=</mo>
        <mn>1...n.</mn>
      </mrow>
    </mrow>
    <annotation encoding="StarMath 5.0">y_i(t) = frac left ( t over T_i right ) cdot y_{A,i} + y_{0,i} , ~i=1...n.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